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C" style:family="table-column">
      <style:table-column-properties style:column-width="5.667cm" style:rel-column-width="21844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2">Critères d'analyse</text:p>
          </table:table-cell>
          <table:table-cell table:style-name="Tableau1.B1" table:number-columns-spanned="2" office:value-type="string">
            <text:p text:style-name="P2">Grille d'analyse d'un contrat</text:p>
          </table:table-cell>
          <table:covered-table-cell/>
        </table:table-row>
        <table:table-row>
          <table:table-cell table:style-name="Tableau1.A2" office:value-type="string">
            <text:p text:style-name="P1">Objet du contrat</text:p>
          </table:table-cell>
          <table:table-cell table:style-name="Tableau1.B2" table:number-columns-spanned="2" office:value-type="string">
            <text:p text:style-name="Table_20_Contents">Il s'agit d'un contrat d'assistance informatique entre la société XX et le client Y.</text:p>
            <text:p text:style-name="Table_20_Contents">L'objet porte sur des solutions à fournir en cas de dysfonctionnements liés aux matériels et informatique (cf. article 1)</text:p>
          </table:table-cell>
          <table:covered-table-cell/>
        </table:table-row>
        <table:table-row>
          <table:table-cell table:style-name="Tableau1.A2" office:value-type="string">
            <text:p text:style-name="P1">Forme du contrat</text:p>
          </table:table-cell>
          <table:table-cell table:style-name="Tableau1.B2" table:number-columns-spanned="2" office:value-type="string">
            <text:p text:style-name="Table_20_Contents">Ce contrat est écrit → sous seing privé signés entre deux parties, sans passer par le notaire. Le contrat est formel : car il y a deux parties au contrat, avec un consentement des 2 parties.</text:p>
            <text:p text:style-name="Table_20_Contents">La relation contractuelle repose sur du business to business car en cas de conflit c'est le tribunal de commerce qui est compétent.</text:p>
          </table:table-cell>
          <table:covered-table-cell/>
        </table:table-row>
        <table:table-row>
          <table:table-cell table:style-name="Tableau1.A2" table:number-rows-spanned="2" office:value-type="string">
            <text:p text:style-name="P1">Partie au contrat</text:p>
          </table:table-cell>
          <table:table-cell table:style-name="Tableau1.B2" table:number-columns-spanned="2" office:value-type="string">
            <text:p text:style-name="P1">Leur dénomination et leur qualité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Table_20_Contents">Société XXXXXX est le prestataire qui apporte le service.</text:p>
            <text:p text:style-name="Table_20_Contents">Son statut juridique est donc une personne morale.</text:p>
          </table:table-cell>
          <table:table-cell table:style-name="Tableau1.B2" office:value-type="string">
            <text:p text:style-name="Table_20_Contents">Client Y est le bénéficiaire qui reçoit le service. Son statut juridique est une personne morale.</text:p>
          </table:table-cell>
        </table:table-row>
        <table:table-row>
          <table:table-cell table:style-name="Tableau1.A2" office:value-type="string">
            <text:p text:style-name="P1">Obligations des parties</text:p>
          </table:table-cell>
          <table:table-cell table:style-name="Tableau1.A2" office:value-type="string">
            <text:p text:style-name="Table_20_Contents">Obligations des parties de la société.</text:p>
            <text:p text:style-name="Table_20_Contents">Obligation de fournir son service sur les matériels et logiciels.</text:p>
            <text:p text:style-name="Table_20_Contents">Obligation d'aider/d'intervention ½ journée ouvrée suivi l'heure d'appel.</text:p>
            <text:p text:style-name="Table_20_Contents">Obligation de moyen = tout mettre en œuvre pour intervenir.</text:p>
            <text:p text:style-name="Table_20_Contents">Obligation de résultat = répondre à la demande.</text:p>
            <text:p text:style-name="Table_20_Contents">Obligation de rédaction de rapport rédigé d'un technicien avec signature.</text:p>
            <text:p text:style-name="Table_20_Contents">Obligation de respecter le droit.</text:p>
            <text:p text:style-name="Table_20_Contents">Obligation de confidentialité.</text:p>
          </table:table-cell>
          <table:table-cell table:style-name="Tableau1.B2" office:value-type="string">
            <text:p text:style-name="Table_20_Contents">Obligation du client.</text:p>
            <text:p text:style-name="Table_20_Contents">Obligation de payer le prestataire.</text:p>
            <text:p text:style-name="Table_20_Contents">Obligation de laisser les accès aux logiciels et matériels pour le technicien.</text:p>
            <text:p text:style-name="Table_20_Contents">Obligation de la présence d'une personne habilitée.</text:p>
            <text:p text:style-name="Table_20_Contents">Obligation de prendre soin du matériel.</text:p>
            <text:p text:style-name="Table_20_Contents">Obligation de conserver la documentation.</text:p>
            <text:p text:style-name="Table_20_Contents">Obligation de signer les rapports.</text:p>
          </table:table-cell>
        </table:table-row>
        <table:table-row>
          <table:table-cell table:style-name="Tableau1.A2" office:value-type="string">
            <text:p text:style-name="P1">Caractères juridiques</text:p>
          </table:table-cell>
          <table:table-cell table:style-name="Tableau1.B2" table:number-columns-spanned="2" office:value-type="string">
            <text:p text:style-name="Table_20_Contents">Contrat synallagmatique : 2 parties qui ont des obligations.</text:p>
            <text:p text:style-name="Table_20_Contents">Contrat à exécution successive : plusieurs fois dans le temps.</text:p>
            <text:p text:style-name="Table_20_Contents">Contrat onéreux → prestation payante.</text:p>
            <text:p text:style-name="Table_20_Contents">Contrat commutatifs → Obligation connue à l'avance.</text:p>
            <text:p text:style-name="Table_20_Contents">Contrat CDD → 12 mois.</text:p>
            <text:p text:style-name="Table_20_Contents">Contrat de gré à gré.</text:p>
            <text:p text:style-name="Table_20_Contents">Contrat aléatoire.</text:p>
            <text:p text:style-name="Table_20_Contents">Contrat individuel.</text:p>
          </table:table-cell>
          <table:covered-table-cell/>
        </table:table-row>
        <table:table-row>
          <table:table-cell table:style-name="Tableau1.A2" office:value-type="string">
            <text:p text:style-name="P1">Durée du contrat</text:p>
          </table:table-cell>
          <table:table-cell table:style-name="Tableau1.B2" table:number-columns-spanned="2" office:value-type="string">
            <text:p text:style-name="Table_20_Contents">12 mois avec possibilité de reconduction.</text:p>
          </table:table-cell>
          <table:covered-table-cell/>
        </table:table-row>
        <table:table-row>
          <table:table-cell table:style-name="Tableau1.A2" office:value-type="string">
            <text:p text:style-name="P1">Clauses spécifiques</text:p>
          </table:table-cell>
          <table:table-cell table:style-name="Tableau1.B2" table:number-columns-spanned="2" office:value-type="string">
            <text:p text:style-name="Table_20_Contents">Obligation de confidentialité.</text:p>
            <text:p text:style-name="Table_20_Contents">Non sollicitation du personnel.</text:p>
            <text:p text:style-name="Table_20_Contents">Limitation des responsabilités.</text:p>
          </table:table-cell>
          <table:covered-table-cell/>
        </table:table-row>
        <table:table-row>
          <table:table-cell table:style-name="Tableau1.A2" office:value-type="string">
            <text:p text:style-name="P1">La fin du contrat</text:p>
          </table:table-cell>
          <table:table-cell table:style-name="Tableau1.B2" table:number-columns-spanned="2" office:value-type="string">
            <text:p text:style-name="Table_20_Contents">12 mois avec possibilité de reconduction. Sauf si rupture du contrat.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8T15:49:40.19</meta:creation-date>
    <dc:date>2015-09-28T17:14:58.99</dc:date>
    <meta:editing-duration>PT1H9M27S</meta:editing-duration>
    <meta:editing-cycles>23</meta:editing-cycles>
    <meta:generator>OpenOffice/4.1.1$Win32 OpenOffice.org_project/411m6$Build-9775</meta:generator>
    <meta:document-statistic meta:table-count="1" meta:image-count="0" meta:object-count="0" meta:page-count="2" meta:paragraph-count="46" meta:word-count="333" meta:character-count="2164"/>
  </office:meta>
</office:document-meta>
</file>